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DatatypeFacetException.InvalidDatatypeFacetException( String message ,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alidDatatypeFacetException.InvalidDatatypeFace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alidDatatypeFacetException.InvalidDatatypeFacet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alidDatatypeFacetException.InvalidDatatypeFac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